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6cm" fo:min-width="4.073cm"/>
    </style:style>
    <style:style style:name="gr2" style:family="graphic" style:parent-style-name="standard">
      <style:graphic-properties draw:textarea-horizontal-align="justify" draw:textarea-vertical-align="middle" draw:auto-grow-height="false" fo:min-height="2.715cm" fo:min-width="2.465cm"/>
    </style:style>
    <style:style style:name="gr3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2.794cm" svg:x="1.889cm" svg:y="2.651cm">
          <text:p text:style-name="P1">Rapat daya, </text:p>
          <text:p text:style-name="P1">dimensi, </text:p>
          <text:p text:style-name="P1">mesh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2" draw:id="id2" draw:layer="layout" svg:width="4.191cm" svg:height="4.191cm" svg:x="6.536cm" svg:y="5.102cm">
          <text:p text:style-name="P1">2.1</text:p>
          <text:p text:style-name="P1">MAITH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461cm" svg:y1="4.048cm" svg:x2="8.632cm" svg:y2="5.102cm" draw:start-shape="id1" draw:start-glue-point="7" draw:end-shape="id2" draw:end-glue-point="4" svg:d="M6461 4048h2171v1054" svg:viewBox="0 0 2172 1055">
          <text:p/>
        </draw:connector>
        <draw:custom-shape draw:style-name="gr2" draw:text-style-name="P1" xml:id="id3" draw:id="id3" draw:layer="layout" svg:width="4.191cm" svg:height="4.191cm" svg:x="13.036cm" svg:y="5.102cm">
          <text:p text:style-name="P1">2.2</text:p>
          <text:p text:style-name="P1">STEU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727cm" svg:y1="7.198cm" svg:x2="13.036cm" svg:y2="7.198cm" draw:start-shape="id2" draw:start-glue-point="10" draw:end-shape="id3" draw:end-glue-point="6" svg:d="M10727 7198h2309" svg:viewBox="0 0 2310 1">
          <text:p/>
        </draw:connector>
        <draw:custom-shape draw:style-name="gr2" draw:text-style-name="P1" xml:id="id4" draw:id="id4" draw:layer="layout" svg:width="4.191cm" svg:height="4.191cm" svg:x="19.836cm" svg:y="5.102cm">
          <text:p text:style-name="P1">2.3</text:p>
          <text:p text:style-name="P1">TFE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227cm" svg:y1="7.198cm" svg:x2="19.836cm" svg:y2="7.198cm" draw:start-shape="id3" draw:start-glue-point="10" draw:end-shape="id4" draw:end-glue-point="6" svg:d="M17227 7198h2609" svg:viewBox="0 0 2610 1">
          <text:p/>
        </draw:connector>
        <draw:custom-shape draw:style-name="gr1" draw:text-style-name="P1" xml:id="id5" draw:id="id5" draw:layer="layout" svg:width="4.572cm" svg:height="2.794cm" svg:x="19.49cm" svg:y="10.952cm">
          <text:p text:style-name="P1">Distribusi</text:p>
          <text:p text:style-name="P1">temperatu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svg:x1="21.932cm" svg:y1="9.293cm" svg:x2="21.776cm" svg:y2="10.952cm" draw:start-shape="id4" draw:start-glue-point="8" draw:end-shape="id5" draw:end-glue-point="4" svg:d="M21932 9293v830h-156v829" svg:viewBox="0 0 157 16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05:38:43.218995473</meta:creation-date>
    <dc:date>2019-07-09T05:46:59.575249061</dc:date>
    <meta:editing-duration>PT8M18S</meta:editing-duration>
    <meta:editing-cycles>2</meta:editing-cycles>
    <meta:generator>LibreOffice/6.0.7.3$Linux_X86_64 LibreOffice_project/00m0$Build-3</meta:generator>
    <meta:document-statistic meta:object-count="9"/>
  </office:meta>
</office:document-meta>
</file>